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7"/>
    <style:style style:name="P14" style:family="paragraph" style:parent-style-name="Text_20_body" style:list-style-name="L7">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e <text:span text:style-name="Strong_20_Emphasis">NSA (Non-Standalone) call procedure</text:span> in 5G networks involves a series of steps to establish and manage a call while leveraging existing LTE (4G) infrastructure alongside new 5G components. The NSA architecture uses LTE for signaling and control while adding 5G for data transport. Here’s a high-level overview of the key steps involved in the NSA call procedure:</text:p>
      <text:h text:style-name="Heading_20_3" text:outline-level="3">1. <text:span text:style-name="Strong_20_Emphasis">UE Initialization and Attach Procedure</text:span></text:h>
      <text:list xml:id="list1525401207" text:style-name="L1">
        <text:list-item>
          <text:p text:style-name="P1"><text:span text:style-name="Strong_20_Emphasis">Attach Request</text:span>:</text:p>
          <text:list>
            <text:list-item>
              <text:p text:style-name="P2">The User Equipment (UE) initiates the attach procedure to the LTE network by sending an <text:span text:style-name="Strong_20_Emphasis">Attach Request</text:span> to the eNodeB (evolved NodeB), which is part of the LTE network.</text:p>
            </text:list-item>
          </text:list>
        </text:list-item>
        <text:list-item>
          <text:p text:style-name="P1"><text:span text:style-name="Strong_20_Emphasis">eNodeB to MME Communication</text:span>:</text:p>
          <text:list>
            <text:list-item>
              <text:p text:style-name="P2">The eNodeB forwards the attach request to the MME (Mobility Management Entity) through the S1-MME interface.</text:p>
            </text:list-item>
          </text:list>
        </text:list-item>
        <text:list-item>
          <text:p text:style-name="P1"><text:span text:style-name="Strong_20_Emphasis">Attach Accept</text:span>:</text:p>
          <text:list>
            <text:list-item>
              <text:p text:style-name="P2">The MME processes the attach request and sends an <text:span text:style-name="Strong_20_Emphasis">Attach Accept</text:span> back to the eNodeB, which then forwards it to the UE.</text:p>
            </text:list-item>
          </text:list>
        </text:list-item>
        <text:list-item>
          <text:p text:style-name="P1"><text:span text:style-name="Strong_20_Emphasis">Attach Complete</text:span>:</text:p>
          <text:list>
            <text:list-item>
              <text:p text:style-name="P1">The UE responds with an <text:span text:style-name="Strong_20_Emphasis">Attach Complete</text:span> message, indicating that the attach procedure is complete.</text:p>
            </text:list-item>
          </text:list>
        </text:list-item>
      </text:list>
      <text:h text:style-name="Heading_20_3" text:outline-level="3">2. <text:span text:style-name="Strong_20_Emphasis">Session Establishment Procedure</text:span></text:h>
      <text:list xml:id="list39615110" text:style-name="L2">
        <text:list-item>
          <text:p text:style-name="P3"><text:span text:style-name="Strong_20_Emphasis">Initial Context Setup Request</text:span>:</text:p>
          <text:list>
            <text:list-item>
              <text:p text:style-name="P4">The MME sends an <text:span text:style-name="Strong_20_Emphasis">Initial Context Setup Request</text:span> to the eNodeB to establish the bearer contexts needed for the session.</text:p>
            </text:list-item>
          </text:list>
        </text:list-item>
        <text:list-item>
          <text:p text:style-name="P3"><text:span text:style-name="Strong_20_Emphasis">Bearer Context Setup</text:span>:</text:p>
          <text:list>
            <text:list-item>
              <text:p text:style-name="P4">The eNodeB sets up the bearer context and responds with an <text:span text:style-name="Strong_20_Emphasis">Initial Context Setup Response</text:span> to the MME.</text:p>
            </text:list-item>
          </text:list>
        </text:list-item>
        <text:list-item>
          <text:p text:style-name="P3"><text:span text:style-name="Strong_20_Emphasis">Bearer Resource Command</text:span>:</text:p>
          <text:list>
            <text:list-item>
              <text:p text:style-name="P4">The MME may send a <text:span text:style-name="Strong_20_Emphasis">Bearer Resource Command</text:span> to the eNodeB to configure bearers for specific services.</text:p>
            </text:list-item>
          </text:list>
        </text:list-item>
        <text:list-item>
          <text:p text:style-name="P3"><text:span text:style-name="Strong_20_Emphasis">Bearer Resource Setup Response</text:span>:</text:p>
          <text:list>
            <text:list-item>
              <text:p text:style-name="P3">The eNodeB responds with a <text:span text:style-name="Strong_20_Emphasis">Bearer Resource Setup Response</text:span> to the MME.</text:p>
            </text:list-item>
          </text:list>
        </text:list-item>
      </text:list>
      <text:h text:style-name="Heading_20_3" text:outline-level="3">3. <text:span text:style-name="Strong_20_Emphasis">5G NR (New Radio) Connection Setup</text:span></text:h>
      <text:list xml:id="list953380590" text:style-name="L3">
        <text:list-item>
          <text:p text:style-name="P5"><text:span text:style-name="Strong_20_Emphasis">NR Cell Selection</text:span>:</text:p>
          <text:list>
            <text:list-item>
              <text:p text:style-name="P6">The UE detects and selects a 5G NR cell. It then sends a <text:span text:style-name="Strong_20_Emphasis">RRC Connection Request</text:span> to the 5G gNodeB (gNodeB stands for next-generation NodeB).</text:p>
            </text:list-item>
          </text:list>
        </text:list-item>
        <text:list-item>
          <text:p text:style-name="P5"><text:span text:style-name="Strong_20_Emphasis">gNodeB to AMF Communication</text:span>:</text:p>
          <text:list>
            <text:list-item>
              <text:p text:style-name="P6"><text:soft-page-break/>The 5G gNodeB forwards the connection request to the AMF (Access and Mobility Management Function) using the N2 interface.</text:p>
            </text:list-item>
          </text:list>
        </text:list-item>
        <text:list-item>
          <text:p text:style-name="P5"><text:span text:style-name="Strong_20_Emphasis">N2 Setup Request</text:span>:</text:p>
          <text:list>
            <text:list-item>
              <text:p text:style-name="P6">The AMF responds with an <text:span text:style-name="Strong_20_Emphasis">N2 Setup Request</text:span> to establish the connection with the gNodeB.</text:p>
            </text:list-item>
          </text:list>
        </text:list-item>
        <text:list-item>
          <text:p text:style-name="P5"><text:span text:style-name="Strong_20_Emphasis">N2 Setup Response</text:span>:</text:p>
          <text:list>
            <text:list-item>
              <text:p text:style-name="P6">The gNodeB responds with an <text:span text:style-name="Strong_20_Emphasis">N2 Setup Response</text:span> to complete the setup procedure.</text:p>
            </text:list-item>
          </text:list>
        </text:list-item>
        <text:list-item>
          <text:p text:style-name="P5"><text:span text:style-name="Strong_20_Emphasis">RRC Connection Setup</text:span>:</text:p>
          <text:list>
            <text:list-item>
              <text:p text:style-name="P5">The gNodeB sends an <text:span text:style-name="Strong_20_Emphasis">RRC Connection Setup</text:span> message to the UE, which acknowledges with an <text:span text:style-name="Strong_20_Emphasis">RRC Connection Setup Complete</text:span>.</text:p>
            </text:list-item>
          </text:list>
        </text:list-item>
      </text:list>
      <text:h text:style-name="Heading_20_3" text:outline-level="3">4. <text:span text:style-name="Strong_20_Emphasis">Bearer Resource Setup in 5G</text:span></text:h>
      <text:list xml:id="list1471093137" text:style-name="L4">
        <text:list-item>
          <text:p text:style-name="P7"><text:span text:style-name="Strong_20_Emphasis">Bearer Resource Command</text:span>:</text:p>
          <text:list>
            <text:list-item>
              <text:p text:style-name="P8">The AMF sends a <text:span text:style-name="Strong_20_Emphasis">Bearer Resource Command</text:span> to the gNodeB to set up the bearers for 5G NR.</text:p>
            </text:list-item>
          </text:list>
        </text:list-item>
        <text:list-item>
          <text:p text:style-name="P7"><text:span text:style-name="Strong_20_Emphasis">Bearer Resource Setup Response</text:span>:</text:p>
          <text:list>
            <text:list-item>
              <text:p text:style-name="P7">The gNodeB responds with a <text:span text:style-name="Strong_20_Emphasis">Bearer Resource Setup Response</text:span> to complete the bearer setup.</text:p>
            </text:list-item>
          </text:list>
        </text:list-item>
      </text:list>
      <text:h text:style-name="Heading_20_3" text:outline-level="3">5. <text:span text:style-name="Strong_20_Emphasis">Call Establishment Procedure</text:span></text:h>
      <text:list xml:id="list3710373735" text:style-name="L5">
        <text:list-item>
          <text:p text:style-name="P9"><text:span text:style-name="Strong_20_Emphasis">Call Request</text:span>:</text:p>
          <text:list>
            <text:list-item>
              <text:p text:style-name="P10">For an incoming or outgoing call, the call request message is sent through the LTE network, typically involving the MME and eNodeB to establish the bearer paths.</text:p>
            </text:list-item>
          </text:list>
        </text:list-item>
        <text:list-item>
          <text:p text:style-name="P9"><text:span text:style-name="Strong_20_Emphasis">Bearer Modification</text:span>:</text:p>
          <text:list>
            <text:list-item>
              <text:p text:style-name="P10">The bearers are modified as needed to accommodate the call’s requirements.</text:p>
            </text:list-item>
          </text:list>
        </text:list-item>
        <text:list-item>
          <text:p text:style-name="P9"><text:span text:style-name="Strong_20_Emphasis">Call Setup Complete</text:span>:</text:p>
          <text:list>
            <text:list-item>
              <text:p text:style-name="P9">The call setup is completed once the bearers are properly established, and the call can proceed with the established quality and performance parameters.</text:p>
            </text:list-item>
          </text:list>
        </text:list-item>
      </text:list>
      <text:h text:style-name="Heading_20_3" text:outline-level="3">6. <text:span text:style-name="Strong_20_Emphasis">Handling Handover and Mobility</text:span></text:h>
      <text:list xml:id="list3995781671" text:style-name="L6">
        <text:list-item>
          <text:p text:style-name="P11"><text:span text:style-name="Strong_20_Emphasis">Handover Preparation</text:span>:</text:p>
          <text:list>
            <text:list-item>
              <text:p text:style-name="P12">During the call, if the UE moves from one cell to another, a handover procedure is initiated, involving both the LTE and 5G components.</text:p>
            </text:list-item>
          </text:list>
        </text:list-item>
        <text:list-item>
          <text:p text:style-name="P11"><text:span text:style-name="Strong_20_Emphasis">Handover Execution</text:span>:</text:p>
          <text:list>
            <text:list-item>
              <text:p text:style-name="P12">The handover is executed by transferring the call context from the source to the target cell.</text:p>
            </text:list-item>
          </text:list>
        </text:list-item>
        <text:list-item>
          <text:p text:style-name="P11"><text:span text:style-name="Strong_20_Emphasis">Handover Completion</text:span>:</text:p>
          <text:list>
            <text:list-item>
              <text:p text:style-name="P11"><text:soft-page-break/>Once the handover is completed, the call continues without interruption in the new cell.</text:p>
            </text:list-item>
          </text:list>
        </text:list-item>
      </text:list>
      <text:h text:style-name="Heading_20_3" text:outline-level="3">7. <text:span text:style-name="Strong_20_Emphasis">Call Release</text:span></text:h>
      <text:list xml:id="list4150697368" text:style-name="L7">
        <text:list-item>
          <text:p text:style-name="P13"><text:span text:style-name="Strong_20_Emphasis">Call Release Request</text:span>:</text:p>
          <text:list>
            <text:list-item>
              <text:p text:style-name="P14">When the call ends, a release request is sent to terminate the call.</text:p>
            </text:list-item>
          </text:list>
        </text:list-item>
        <text:list-item>
          <text:p text:style-name="P13"><text:span text:style-name="Strong_20_Emphasis">Bearer Resource Release</text:span>:</text:p>
          <text:list>
            <text:list-item>
              <text:p text:style-name="P14">The bearers used for the call are released, and resources are freed up.</text:p>
            </text:list-item>
          </text:list>
        </text:list-item>
        <text:list-item>
          <text:p text:style-name="P13"><text:span text:style-name="Strong_20_Emphasis">Call Release Acknowledgment</text:span>:</text:p>
          <text:list>
            <text:list-item>
              <text:p text:style-name="P13">The call release is acknowledged by all involved entities, completing the call termination process.</text:p>
            </text:list-item>
          </text:list>
        </text:list-item>
      </text:list>
      <text:h text:style-name="Heading_20_3" text:outline-level="3">Summary</text:h>
      <text:p text:style-name="Text_20_body">The NSA call procedure involves a combination of LTE and 5G NR signaling to establish and manage calls. It includes UE attachment, bearer establishment, 5G NR connection setup, call setup, handover procedures, and call release. Each step involves communication between various network components such as eNodeBs, gNodeBs, MME, AMF, and others to ensure seamless operation and quality of servic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6T10:04:33.354322767</meta:creation-date>
    <dc:date>2024-08-06T10:05:16.035985133</dc:date>
    <meta:editing-duration>PT44S</meta:editing-duration>
    <meta:editing-cycles>1</meta:editing-cycles>
    <meta:document-statistic meta:table-count="0" meta:image-count="0" meta:object-count="0" meta:page-count="3" meta:paragraph-count="58" meta:word-count="697" meta:character-count="4115" meta:non-whitespace-character-count="3524"/>
    <meta:generator>LibreOffice/7.3.7.2$Linux_X86_64 LibreOffice_project/30$Build-2</meta:generator>
  </office:meta>
</office:document-meta>
</file>